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88cm" fo:margin-left="0.143cm" table:align="left"/>
    </style:style>
    <style:style style:name="Tableau1.A" style:family="table-column">
      <style:table-column-properties style:column-width="16.88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leau1.2" style:family="table-row">
      <style:table-row-properties fo:background-color="#ffffff">
        <style:background-image/>
      </style:table-row-properties>
    </style:style>
    <style:style style:name="Tableau1.A2" style:family="table-cell">
      <style:table-cell-properties style:vertical-align="middle" fo:padding="0cm" fo:border="none"/>
    </style:style>
    <style:style style:name="Tableau1.A4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paragraph-rsid="0006bffc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6bffc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83e33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a46c6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ec733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3a531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e145b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paragraph-rsid="0006bffc" style:font-weight-asian="bold" style:font-weight-complex="bold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ec733" officeooo:paragraph-rsid="000ec733" style:font-weight-asian="bold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acec0" officeooo:paragraph-rsid="000a46c6" style:font-weight-asian="bold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184f2c" officeooo:paragraph-rsid="00184f2c" style:font-weight-asian="normal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3a531" officeooo:paragraph-rsid="0013a531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84f2c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ec733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fb5c7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e145b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fb5c7" officeooo:paragraph-rsid="001fb5c7"/>
    </style:style>
    <style:style style:name="T1" style:family="text">
      <style:text-properties officeooo:rsid="0016bc0b"/>
    </style:style>
    <style:style style:name="T2" style:family="text">
      <style:text-properties fo:font-weight="bold" officeooo:rsid="000acec0" style:font-weight-asian="bold" style:font-weight-complex="bold"/>
    </style:style>
    <style:style style:name="T3" style:family="text">
      <style:text-properties fo:font-weight="bold" officeooo:rsid="000e3e9c" style:font-weight-asian="bold" style:font-weight-complex="bold"/>
    </style:style>
    <style:style style:name="T4" style:family="text">
      <style:text-properties fo:font-weight="bold" officeooo:rsid="00128ec6" style:font-weight-asian="bold" style:font-weight-complex="bold"/>
    </style:style>
    <style:style style:name="T5" style:family="text">
      <style:text-properties fo:font-weight="bold" officeooo:rsid="00083e33" style:font-weight-asian="bold" style:font-weight-complex="bold"/>
    </style:style>
    <style:style style:name="T6" style:family="text">
      <style:text-properties fo:font-weight="bold" officeooo:rsid="0012b17d" style:font-weight-asian="bold" style:font-weight-complex="bold"/>
    </style:style>
    <style:style style:name="T7" style:family="text">
      <style:text-properties fo:font-weight="bold" officeooo:rsid="0012fc5a" style:font-weight-asian="bold" style:font-weight-complex="bold"/>
    </style:style>
    <style:style style:name="T8" style:family="text">
      <style:text-properties fo:font-weight="bold" officeooo:rsid="000c82a7" style:font-weight-asian="bold" style:font-weight-complex="bold"/>
    </style:style>
    <style:style style:name="T9" style:family="text">
      <style:text-properties fo:font-weight="bold" officeooo:rsid="001190fe" style:font-weight-asian="bold" style:font-weight-complex="bold"/>
    </style:style>
    <style:style style:name="T10" style:family="text">
      <style:text-properties fo:font-weight="bold" officeooo:rsid="001e145b" style:font-weight-asian="bold" style:font-weight-complex="bold"/>
    </style:style>
    <style:style style:name="T11" style:family="text">
      <style:text-properties fo:font-weight="bold" officeooo:rsid="001fb5c7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f20db" style:font-weight-asian="normal" style:font-weight-complex="normal"/>
    </style:style>
    <style:style style:name="T14" style:family="text">
      <style:text-properties fo:font-weight="normal" officeooo:rsid="001190fe" style:font-weight-asian="normal" style:font-weight-complex="normal"/>
    </style:style>
    <style:style style:name="T15" style:family="text">
      <style:text-properties fo:font-weight="normal" officeooo:rsid="00184f2c" style:font-weight-asian="normal" style:font-weight-complex="normal"/>
    </style:style>
    <style:style style:name="T16" style:family="text">
      <style:text-properties fo:font-weight="normal" officeooo:rsid="001b5059" style:font-weight-asian="normal" style:font-weight-complex="normal"/>
    </style:style>
    <style:style style:name="T17" style:family="text">
      <style:text-properties fo:font-weight="normal" officeooo:rsid="001e145b" style:font-weight-asian="normal" style:font-weight-complex="normal"/>
    </style:style>
    <style:style style:name="T18" style:family="text">
      <style:text-properties fo:font-weight="normal" officeooo:rsid="000ec733" style:font-weight-asian="normal" style:font-weight-complex="normal"/>
    </style:style>
    <style:style style:name="T19" style:family="text">
      <style:text-properties fo:font-weight="normal" officeooo:rsid="001fb5c7" style:font-weight-asian="normal" style:font-weight-complex="normal"/>
    </style:style>
    <style:style style:name="T20" style:family="text">
      <style:text-properties fo:font-weight="normal" officeooo:rsid="00218874" style:font-weight-asian="normal" style:font-weight-complex="normal"/>
    </style:style>
    <style:style style:name="T21" style:family="text">
      <style:text-properties officeooo:rsid="001190fe"/>
    </style:style>
    <style:style style:name="T22" style:family="text">
      <style:text-properties officeooo:rsid="0012fc5a"/>
    </style:style>
    <style:style style:name="T23" style:family="text">
      <style:text-properties officeooo:rsid="000c82a7"/>
    </style:style>
    <style:style style:name="T24" style:family="text">
      <style:text-properties officeooo:rsid="00106f0a"/>
    </style:style>
    <style:style style:name="T25" style:family="text">
      <style:text-properties officeooo:rsid="001b5059"/>
    </style:style>
    <style:style style:name="T26" style:family="text">
      <style:text-properties officeooo:rsid="001e145b"/>
    </style:style>
    <style:style style:name="T27" style:family="text">
      <style:text-properties officeooo:rsid="000ec733"/>
    </style:style>
    <style:style style:name="T28" style:family="text">
      <style:text-properties officeooo:rsid="001fb5c7"/>
    </style:style>
    <style:style style:name="T29" style:family="text">
      <style:text-properties officeooo:rsid="00218874"/>
    </style:style>
    <style:style style:name="T30" style:family="text">
      <style:text-properties officeooo:rsid="0014d0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Strong_20_Emphasis">Cas n° </text:span><text:span text:style-name="Strong_20_Emphasis"><text:span text:style-name="T26">2</text:span></text:span></text:p>
            <text:p text:style-name="P8"><text:bookmark text:name="r-2111854"/>Nom : <text:span text:style-name="T26">Preparer</text:span></text:p>
            <text:p text:style-name="P7"><text:bookmark text:name="r-2111855"/><text:span text:style-name="Strong_20_Emphasis">Acteur(s) : </text:span><text:span text:style-name="Strong_20_Emphasis"><text:span text:style-name="T7">P</text:span></text:span><text:span text:style-name="Strong_20_Emphasis"><text:span text:style-name="T10">izzaiolo</text:span></text:span></text:p>
            <text:p text:style-name="P7"><text:span text:style-name="Strong_20_Emphasis">Description : </text:span><text:span text:style-name="Strong_20_Emphasis"><text:span text:style-name="T22">Le </text:span></text:span><text:span text:style-name="Strong_20_Emphasis"><text:span text:style-name="T7">p</text:span></text:span><text:span text:style-name="Strong_20_Emphasis"><text:span text:style-name="T10">izzaiolo prepare la pizza</text:span></text:span><text:line-break/><text:span text:style-name="Strong_20_Emphasis">Auteur :</text:span> <text:span text:style-name="T1">Jean-Martial LE MAGOROU</text:span><text:line-break/><text:span text:style-name="Strong_20_Emphasis">Date(s) : </text:span><text:span text:style-name="Strong_20_Emphasis"><text:span text:style-name="T22">23/03/2020</text:span></text:span></text:p>
            <text:p text:style-name="P3"><text:bookmark text:name="r-2130207"/><text:span text:style-name="Strong_20_Emphasis">Pré-conditions : </text:span><text:span text:style-name="Strong_20_Emphasis"><text:span text:style-name="T22">L’utilisateur est connecté au système – la commande </text:span></text:span><text:span text:style-name="Strong_20_Emphasis"><text:span text:style-name="T7">a</text:span></text:span><text:span text:style-name="Strong_20_Emphasis"><text:span text:style-name="T22"> le statut « en attente </text:span></text:span><text:span text:style-name="Strong_20_Emphasis"><text:span text:style-name="T7">p</text:span></text:span><text:span text:style-name="Strong_20_Emphasis"><text:span text:style-name="T10">réparation</text:span></text:span><text:span text:style-name="Strong_20_Emphasis"><text:span text:style-name="T22">»</text:span></text:span></text:p>
            <text:p text:style-name="P6"><text:span text:style-name="Strong_20_Emphasis">Démarrage : </text:span><text:span text:style-name="Strong_20_Emphasis"><text:span text:style-name="T23">Le statut de la commande a été positionné à « en attente </text:span></text:span><text:span text:style-name="Strong_20_Emphasis"><text:span text:style-name="T8">p</text:span></text:span><text:span text:style-name="Strong_20_Emphasis"><text:span text:style-name="T10">réparation » </text:span></text:span><text:span text:style-name="Strong_20_Emphasis"><text:span text:style-name="T23">et attribué à un pizzaiolo par le vendeur comptoir</text:span></text:span></text:p>
          </table:table-cell>
        </table:table-row>
        <table:table-row table:style-name="Tableau1.2">
          <table:table-cell table:style-name="Tableau1.A4" office:value-type="string">
            <text:p text:style-name="P2"><text:span text:style-name="Strong_20_Emphasis">DESCRIPTION</text:span></text:p>
            <text:p text:style-name="P2"><text:bookmark text:name="r-2111859"/><text:span text:style-name="Strong_20_Emphasis">Le scénario nominal</text:span></text:p>
            <text:p text:style-name="P6"><text:span text:style-name="T21">1. - <text:s/></text:span><text:span text:style-name="T9">Le système</text:span><text:span text:style-name="T21"> fait appel au cas d’utilisation interne «Gestion Commande – Consultation-Modification commande» → Liste les commandes a « en attente préparation » et modifie le statut à « en cours préparation » de la commande attribuée.</text:span></text:p>
            <text:p text:style-name="P12">2. - Le pizzaiolo prépare la pizza</text:p>
            <text:p text:style-name="P7"><text:span text:style-name="T30">3. - <text:s/></text:span><text:span text:style-name="T9">Le système </text:span><text:span text:style-name="T14">fait appel au cas d’utilisation interne «Gestion Commande – Consultation-Modification commande»</text:span><text:span text:style-name="T9"> →</text:span><text:span text:style-name="T17">Met la commande a « P</text:span><text:span text:style-name="T20">rêt pour expedition</text:span><text:span text:style-name="T17"> »</text:span></text:p>
            <text:p text:style-name="P10"/>
            <text:p text:style-name="P4"><text:span text:style-name="T2">Le</text:span><text:span text:style-name="T3">(s)</text:span><text:span text:style-name="T2"> scénario</text:span><text:span text:style-name="T3">(s)</text:span><text:span text:style-name="T2"> alternatif</text:span><text:span text:style-name="T3">(s)</text:span></text:p>
            <text:p text:style-name="P13"><text:span text:style-name="T17">2</text:span><text:span text:style-name="T15">a. - L</text:span><text:span text:style-name="T17">e système fait appel au cas d’utilisation interne « Gestion commande – consultation-Modification Recettes »</text:span></text:p>
            <text:p text:style-name="P17"><text:span text:style-name="T17">4 – </text:span><text:span text:style-name="T12">Le système notifie le client que sa pizza l’attend au comptoir magasin</text:span></text:p>
            <text:p text:style-name="P11"/>
          </table:table-cell>
        </table:table-row>
        <table:table-row table:style-name="Tableau1.1">
          <table:table-cell table:style-name="Tableau1.A1" office:value-type="string">
            <text:p text:style-name="P2"><text:span text:style-name="Strong_20_Emphasis"><text:span text:style-name="T4">FIN</text:span></text:span><text:span text:style-name="Strong_20_Emphasis"> :</text:span></text:p>
            <text:p text:style-name="P9"><text:span text:style-name="Strong_20_Emphasis">Scenario nominal : </text:span></text:p>
            <text:p text:style-name="P5"><text:span text:style-name="Strong_20_Emphasis"><text:span text:style-name="T27"><text:s text:c="7"/></text:span></text:span><text:span text:style-name="Strong_20_Emphasis"><text:span text:style-name="T18">3</text:span></text:span><text:span text:style-name="Strong_20_Emphasis"><text:span text:style-name="T16"> – </text:span></text:span><text:span text:style-name="Strong_20_Emphasis"><text:span text:style-name="T17">La pizza est pr</text:span></text:span><text:span text:style-name="Strong_20_Emphasis"><text:span text:style-name="T19">ê</text:span></text:span><text:span text:style-name="Strong_20_Emphasis"><text:span text:style-name="T17">te </text:span></text:span></text:p>
            <text:p text:style-name="P15"><text:span text:style-name="Strong_20_Emphasis"><text:span text:style-name="T11">Scenario alternatif : </text:span></text:span></text:p>
            <text:p text:style-name="P15"><text:span text:style-name="Strong_20_Emphasis"><text:span text:style-name="T19"><text:s text:c="8"/>4 – La pizza est prête et attend le client au comptoir</text:span></text:span></text:p>
          </table:table-cell>
        </table:table-row>
        <table:table-row table:style-name="Tableau1.2">
          <table:table-cell table:style-name="Tableau1.A4" office:value-type="string">
            <text:p text:style-name="P5"><text:span text:style-name="Strong_20_Emphasis">P</text:span><text:span text:style-name="Strong_20_Emphasis"><text:span text:style-name="T4">OST-CONDITIONS</text:span></text:span><text:span text:style-name="Strong_20_Emphasis">:</text:span></text:p>
            <text:p text:style-name="P5"><text:bookmark text:name="r-21119001"/><text:bookmark text:name="r-21579131"/><text:bookmark text:name="r-21119031"/><text:span text:style-name="Strong_20_Emphasis">Scénario nominal</text:span><text:span text:style-name="Strong_20_Emphasis"><text:span text:style-name="T25"> </text:span></text:span><text:span text:style-name="Strong_20_Emphasis">: </text:span></text:p>
            <text:p text:style-name="P5"><text:span text:style-name="Strong_20_Emphasis"><text:s text:c="8"/></text:span><text:span text:style-name="Strong_20_Emphasis"><text:span text:style-name="T16">L</text:span></text:span><text:span text:style-name="Strong_20_Emphasis"><text:span text:style-name="T17">a pizza est prête et le statut de la commande est à « p</text:span></text:span><text:span text:style-name="Strong_20_Emphasis"><text:span text:style-name="T19">rêt pour expédition</text:span></text:span><text:span text:style-name="Strong_20_Emphasis"><text:span text:style-name="T17"> »</text:span></text:span></text:p>
            <text:p text:style-name="P15"><text:span text:style-name="Strong_20_Emphasis"><text:span text:style-name="T19">Scénario alternatif  : </text:span></text:span></text:p>
            <text:p text:style-name="P5"><text:span text:style-name="Strong_20_Emphasis"><text:span text:style-name="T13"><text:s text:c="8"/></text:span></text:span><text:span text:style-name="Strong_20_Emphasis"><text:span text:style-name="T19">La pizza est prête, le statut de la commande est à « à disposition du client » et envoi d’un sms <text:s text:c="2"/></text:span></text:span></text:p>
          </table:table-cell>
        </table:table-row>
        <table:table-row table:style-name="Tableau1.2">
          <table:table-cell table:style-name="Tableau1.A1" office:value-type="string">
            <text:p text:style-name="P3"><text:span text:style-name="T6">COMPLÉMENTS</text:span><text:span text:style-name="T5"> :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1-29T16:02:57.071354219</meta:creation-date>
    <dc:date>2020-03-24T18:48:52.938374679</dc:date>
    <meta:editing-duration>PT2H4M35S</meta:editing-duration>
    <meta:editing-cycles>15</meta:editing-cycles>
    <meta:generator>LibreOffice/6.3.5.2$Linux_X86_64 LibreOffice_project/30$Build-2</meta:generator>
    <meta:document-statistic meta:table-count="1" meta:image-count="0" meta:object-count="0" meta:page-count="1" meta:paragraph-count="25" meta:word-count="240" meta:character-count="1457" meta:non-whitespace-character-count="1192"/>
  </office:meta>
</office:document-meta>
</file>